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 style:data-style-name="N1013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1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8年 3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March - 2009</text:p>
          </table:table-cell>
          <table:covered-table-cell table:style-name="ce52"/>
          <table:covered-table-cell table:number-columns-repeated="6" table:style-name="ce53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6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6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8"/>
          <table:table-cell table:style-name="ce62" office:value-type="string" calcext:value-type="string" table:number-columns-spanned="2" table:number-rows-spanned="2">
            <text:p>拆除後重建移送法辦數</text:p>
          </table:table-cell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7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9"/>
          <table:covered-table-cell table:style-name="ce63"/>
          <table:covered-table-cell table:style-name="ce67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5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60" office:value-type="string" calcext:value-type="string" table:number-columns-spanned="1" table:number-rows-spanned="2">
            <text:p>本月</text:p>
            <text:p>拆除數</text:p>
          </table:table-cell>
          <table:table-cell table:style-name="ce64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8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1"/>
          <table:covered-table-cell table:style-name="ce65"/>
          <table:covered-table-cell table:style-name="ce69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489250" calcext:value-type="float">
            <text:p><text:s/>489,250 </text:p>
          </table:table-cell>
          <table:table-cell table:style-name="ce30" office:value-type="float" office:value="2098" calcext:value-type="float">
            <text:p><text:s/>2,098 </text:p>
          </table:table-cell>
          <table:table-cell table:style-name="ce30" office:value-type="float" office:value="25801" calcext:value-type="float">
            <text:p><text:s/>25,80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457265" calcext:value-type="float">
            <text:p><text:s/>457,26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34" calcext:value-type="float">
            <text:p><text:s/>634 </text:p>
          </table:table-cell>
          <table:table-cell table:style-name="ce30" office:value-type="float" office:value="3565" calcext:value-type="float">
            <text:p><text:s/>3,56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52" calcext:value-type="float">
            <text:p><text:s/>752 </text:p>
          </table:table-cell>
          <table:table-cell table:style-name="ce30" office:value-type="float" office:value="3326" calcext:value-type="float">
            <text:p><text:s/>3,326 </text:p>
          </table:table-cell>
          <table:table-cell table:style-name="ce30" office:value-type="float" office:value="2619" calcext:value-type="float">
            <text:p><text:s/>2,619 </text:p>
          </table:table-cell>
          <table:table-cell table:style-name="ce30" office:value-type="float" office:value="707" calcext:value-type="float">
            <text:p><text:s/>707 </text:p>
          </table:table-cell>
          <table:table-cell table:style-name="ce30" office:value-type="float" office:value="35" calcext:value-type="float">
            <text:p><text:s/>35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72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18108" calcext:value-type="float">
            <text:p><text:s/>318,108 </text:p>
          </table:table-cell>
          <table:table-cell table:style-name="ce30" office:value-type="float" office:value="1176" calcext:value-type="float">
            <text:p><text:s/>1,176 </text:p>
          </table:table-cell>
          <table:table-cell table:style-name="ce30" office:value-type="float" office:value="18802" calcext:value-type="float">
            <text:p><text:s/>18,80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294810" calcext:value-type="float">
            <text:p><text:s/>294,81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65" calcext:value-type="float">
            <text:p><text:s/>365 </text:p>
          </table:table-cell>
          <table:table-cell table:style-name="ce30" office:value-type="float" office:value="2605" calcext:value-type="float">
            <text:p><text:s/>2,60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77" calcext:value-type="float">
            <text:p><text:s/>477 </text:p>
          </table:table-cell>
          <table:table-cell table:style-name="ce30" office:value-type="float" office:value="2221" calcext:value-type="float">
            <text:p><text:s/>2,221 </text:p>
          </table:table-cell>
          <table:table-cell table:style-name="ce30" office:value-type="float" office:value="1891" calcext:value-type="float">
            <text:p><text:s/>1,891 </text:p>
          </table:table-cell>
          <table:table-cell table:style-name="ce30" office:value-type="float" office:value="330" calcext:value-type="float">
            <text:p><text:s/>330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50778" calcext:value-type="float">
            <text:p><text:s/>150,778 </text:p>
          </table:table-cell>
          <table:table-cell table:style-name="ce31" office:value-type="float" office:value="684" calcext:value-type="float">
            <text:p><text:s/>68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8197" calcext:value-type="float">
            <text:p><text:s/>148,19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51" calcext:value-type="float">
            <text:p><text:s/>251 </text:p>
          </table:table-cell>
          <table:table-cell table:style-name="ce31" office:value-type="float" office:value="1516" calcext:value-type="float">
            <text:p><text:s/>1,5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26" calcext:value-type="float">
            <text:p><text:s/>326 </text:p>
          </table:table-cell>
          <table:table-cell table:style-name="ce31" office:value-type="float" office:value="1172" calcext:value-type="float">
            <text:p><text:s/>1,172 </text:p>
          </table:table-cell>
          <table:table-cell table:style-name="ce31" office:value-type="float" office:value="1065" calcext:value-type="float">
            <text:p><text:s/>1,065 </text:p>
          </table:table-cell>
          <table:table-cell table:style-name="ce31" office:value-type="float" office:value="107" calcext:value-type="float">
            <text:p><text:s/>107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288" calcext:value-type="float">
            <text:p><text:s/>2,288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08" calcext:value-type="float">
            <text:p><text:s/>60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6905" calcext:value-type="float">
            <text:p><text:s/>26,905 </text:p>
          </table:table-cell>
          <table:table-cell table:style-name="ce31" office:value-type="float" office:value="189" calcext:value-type="float">
            <text:p><text:s/>189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564" calcext:value-type="float">
            <text:p><text:s/>25,56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319" calcext:value-type="float">
            <text:p><text:s/>3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9" calcext:value-type="float">
            <text:p><text:s/>119 </text:p>
          </table:table-cell>
          <table:table-cell table:style-name="ce31" office:value-type="float" office:value="346" calcext:value-type="float">
            <text:p><text:s/>346 </text:p>
          </table:table-cell>
          <table:table-cell table:style-name="ce31" office:value-type="float" office:value="288" calcext:value-type="float">
            <text:p><text:s/>288 </text:p>
          </table:table-cell>
          <table:table-cell table:style-name="ce31" office:value-type="float" office:value="58" calcext:value-type="float">
            <text:p><text:s/>58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3793" calcext:value-type="float">
            <text:p><text:s/>3,79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35" calcext:value-type="float">
            <text:p><text:s/>2,6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" calcext:value-type="float">
            <text:p><text:s/>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207" calcext:value-type="float">
            <text:p><text:s/>1,207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83" calcext:value-type="float">
            <text:p><text:s/>1,18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6758" calcext:value-type="float">
            <text:p><text:s/>6,758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594" calcext:value-type="float">
            <text:p><text:s/>5,59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4875" calcext:value-type="float">
            <text:p><text:s/>4,875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541" calcext:value-type="float">
            <text:p><text:s/>4,54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69" calcext:value-type="float">
            <text:p><text:s/>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19" calcext:value-type="float">
            <text:p><text:s/>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47" calcext:value-type="float">
            <text:p><text:s/>1,6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29" calcext:value-type="float">
            <text:p><text:s/>1,5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28" calcext:value-type="float">
            <text:p><text:s/>2,028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5" calcext:value-type="float">
            <text:p><text:s/>1,70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006" calcext:value-type="float">
            <text:p><text:s/>2,00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8" calcext:value-type="float">
            <text:p><text:s/>1,58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0" calcext:value-type="float">
            <text:p><text:s/>5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560" calcext:value-type="float">
            <text:p><text:s/>560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531" calcext:value-type="float">
            <text:p><text:s/>53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2038" calcext:value-type="float">
            <text:p><text:s/>12,038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696" calcext:value-type="float">
            <text:p><text:s/>11,6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5" calcext:value-type="float">
            <text:p><text:s/>10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3" calcext:value-type="float">
            <text:p><text:s/>83 </text:p>
          </table:table-cell>
          <table:table-cell table:style-name="ce31" office:value-type="float" office:value="68" calcext:value-type="float">
            <text:p><text:s/>68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815" calcext:value-type="float">
            <text:p><text:s/>12,815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936" calcext:value-type="float">
            <text:p><text:s/>11,93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350" calcext:value-type="float">
            <text:p><text:s/>350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341" calcext:value-type="float">
            <text:p><text:s/>34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402" calcext:value-type="float">
            <text:p><text:s/>2,402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360" calcext:value-type="float">
            <text:p><text:s/>2,3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3" calcext:value-type="float">
            <text:p><text:s/>3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6585" calcext:value-type="float">
            <text:p><text:s/>16,585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623" calcext:value-type="float">
            <text:p><text:s/>15,6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2" calcext:value-type="float">
            <text:p><text:s/>32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5930" calcext:value-type="float">
            <text:p><text:s/>5,930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600" calcext:value-type="float">
            <text:p><text:s/>6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5220" calcext:value-type="float">
            <text:p><text:s/>5,2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64" calcext:value-type="float">
            <text:p><text:s/>6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51" calcext:value-type="float">
            <text:p><text:s/>51 </text:p>
          </table:table-cell>
          <table:table-cell table:style-name="ce31" office:value-type="float" office:value="46" calcext:value-type="float">
            <text:p><text:s/>46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1154" calcext:value-type="float">
            <text:p><text:s/>31,154 </text:p>
          </table:table-cell>
          <table:table-cell table:style-name="ce31" office:value-type="float" office:value="125" calcext:value-type="float">
            <text:p><text:s/>125 </text:p>
          </table:table-cell>
          <table:table-cell table:style-name="ce31" office:value-type="float" office:value="3479" calcext:value-type="float">
            <text:p><text:s/>3,47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229" calcext:value-type="float">
            <text:p><text:s/>27,2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" calcext:value-type="float">
            <text:p><text:s/>48 </text:p>
          </table:table-cell>
          <table:table-cell table:style-name="ce31" office:value-type="float" office:value="215" calcext:value-type="float">
            <text:p><text:s/>21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293" calcext:value-type="float">
            <text:p><text:s/>293 </text:p>
          </table:table-cell>
          <table:table-cell table:style-name="ce31" office:value-type="float" office:value="231" calcext:value-type="float">
            <text:p><text:s/>231 </text:p>
          </table:table-cell>
          <table:table-cell table:style-name="ce31" office:value-type="float" office:value="62" calcext:value-type="float">
            <text:p><text:s/>6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45" calcext:value-type="float">
            <text:p><text:s/>15,74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8" calcext:value-type="float">
            <text:p><text:s/>12,18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241" calcext:value-type="float">
            <text:p><text:s/>18,241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542" calcext:value-type="float">
            <text:p><text:s/>14,54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61" calcext:value-type="float">
            <text:p><text:s/>6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78564" calcext:value-type="float">
            <text:p><text:s/>78,564 </text:p>
          </table:table-cell>
          <table:table-cell table:style-name="ce30" office:value-type="float" office:value="452" calcext:value-type="float">
            <text:p><text:s/>452 </text:p>
          </table:table-cell>
          <table:table-cell table:style-name="ce30" office:value-type="float" office:value="6593" calcext:value-type="float">
            <text:p><text:s/>6,59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71211" calcext:value-type="float">
            <text:p><text:s/>71,21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8" calcext:value-type="float">
            <text:p><text:s/>208 </text:p>
          </table:table-cell>
          <table:table-cell table:style-name="ce30" office:value-type="float" office:value="409" calcext:value-type="float">
            <text:p><text:s/>40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8" calcext:value-type="float">
            <text:p><text:s/>128 </text:p>
          </table:table-cell>
          <table:table-cell table:style-name="ce30" office:value-type="float" office:value="466" calcext:value-type="float">
            <text:p><text:s/>466 </text:p>
          </table:table-cell>
          <table:table-cell table:style-name="ce30" office:value-type="float" office:value="351" calcext:value-type="float">
            <text:p><text:s/>351 </text:p>
          </table:table-cell>
          <table:table-cell table:style-name="ce30" office:value-type="float" office:value="115" calcext:value-type="float">
            <text:p><text:s/>115 </text:p>
          </table:table-cell>
          <table:table-cell table:style-name="ce30" office:value-type="float" office:value="13" calcext:value-type="float">
            <text:p><text:s/>13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72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0405" calcext:value-type="float">
            <text:p><text:s/>90,405 </text:p>
          </table:table-cell>
          <table:table-cell table:style-name="ce30" office:value-type="float" office:value="466" calcext:value-type="float">
            <text:p><text:s/>46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89488" calcext:value-type="float">
            <text:p><text:s/>89,48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7" calcext:value-type="float">
            <text:p><text:s/>57 </text:p>
          </table:table-cell>
          <table:table-cell table:style-name="ce30" office:value-type="float" office:value="543" calcext:value-type="float">
            <text:p><text:s/>54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7" calcext:value-type="float">
            <text:p><text:s/>147 </text:p>
          </table:table-cell>
          <table:table-cell table:style-name="ce30" office:value-type="float" office:value="636" calcext:value-type="float">
            <text:p><text:s/>636 </text:p>
          </table:table-cell>
          <table:table-cell table:style-name="ce30" office:value-type="float" office:value="374" calcext:value-type="float">
            <text:p><text:s/>374 </text:p>
          </table:table-cell>
          <table:table-cell table:style-name="ce30" office:value-type="float" office:value="262" calcext:value-type="float">
            <text:p><text:s/>2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173" calcext:value-type="float">
            <text:p><text:s/>2,173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56" calcext:value-type="float">
            <text:p><text:s/>1,75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8" calcext:value-type="float">
            <text:p><text:s/>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3" calcext:value-type="float">
            <text:p><text:s/>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730" calcext:value-type="float">
            <text:p><text:s/>1,730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722" calcext:value-type="float">
            <text:p><text:s/>1,7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3" calcext:value-type="float">
            <text:p><text:s/>44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4"/>
          <table:covered-table-cell table:style-name="ce70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9-12-15T09:32:00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